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7b2c"/>
    </style:style>
    <style:style style:name="P2" style:family="paragraph" style:parent-style-name="Standard">
      <style:paragraph-properties fo:text-align="center" style:justify-single-word="false"/>
      <style:text-properties officeooo:paragraph-rsid="00157b2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57b2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1" style:data-style-name="N0">3.01</text:variable-set>: Distance vs Time Graphs</text:p>
      <text:p text:style-name="P2"/>
      <text:list xml:id="list6114239347966968578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1"/>
      <text:p text:style-name="P1"><draw:frame draw:style-name="fr3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52240977282381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1"/>
      <text:p text:style-name="P1"/>
      <text:list xml:id="list152240735614329" text:continue-numbering="true" text:style-name="L1">
        <text:list-item>
          <text:p text:style-name="P3">Explain why the average velocity of car 2 is strange.</text:p>
        </text:list-item>
      </text:list>
      <text:p text:style-name="P1"/>
      <text:p text:style-name="P1"/>
      <text:list xml:id="list152239425371738" text:continue-numbering="true" text:style-name="L1">
        <text:list-item>
          <text:p text:style-name="P3">Which car(s) travels with constant velocity?</text:p>
        </text:list-item>
      </text:list>
      <text:p text:style-name="P1"/>
      <text:p text:style-name="P1"/>
      <text:list xml:id="list152240138509487" text:continue-numbering="true" text:style-name="L1">
        <text:list-item>
          <text:p text:style-name="P3">Which car(s) stops for at least two seconds?</text:p>
        </text:list-item>
      </text:list>
      <text:p text:style-name="P1"/>
      <text:p text:style-name="P1"/>
      <text:list xml:id="list152240223255273" text:continue-numbering="true" text:style-name="L1">
        <text:list-item>
          <text:p text:style-name="P3">Which car(s) go backwards? <text:s/>When does this take place? <text:s/></text:p>
        </text:list-item>
      </text:list>
      <text:p text:style-name="P1"/>
      <text:p text:style-name="P1"/>
      <text:list xml:id="list152239436730289" text:continue-numbering="true" text:style-name="L1">
        <text:list-item>
          <text:p text:style-name="P3">When does car 1 pass car 2? <text:s/></text:p>
        </text:list-item>
      </text:list>
      <text:p text:style-name="P1"/>
      <text:p text:style-name="P1"/>
      <text:list xml:id="list152240746660347" text:continue-numbering="true" text:style-name="L1">
        <text:list-item>
          <text:p text:style-name="P3">When does car 3 pass car 2?</text:p>
        </text:list-item>
      </text:list>
      <text:p text:style-name="P1"/>
      <text:p text:style-name="P1"/>
      <text:list xml:id="list152240918835971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52240051662034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1"/>
        <text:list xml:id="list152240177843057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1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1"/>
      <text:p text:style-name="P1"/>
      <text:p text:style-name="P1"/>
      <text:p text:style-name="P1"/>
      <text:p text:style-name="P1"/>
      <text:list xml:id="list152240785712729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1"><draw:frame draw:style-name="fr4" draw:name="Object2" text:anchor-type="paragraph" svg:x="0.0071in" svg:y="0.0563in" svg:width="6.9299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5856209569869514867" text:style-name="L2">
        <text:list-item>
          <text:p text:style-name="P4">Graph your data:</text:p>
        </text:list-item>
      </text:list>
      <text:p text:style-name="P1"><draw:frame draw:style-name="fr4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52239354273598" text:continue-numbering="true" text:style-name="L2">
        <text:list-item>
          <text:p text:style-name="P4">Which car(s) move(s) the fastest at 10 seconds? <text:s/></text:p>
        </text:list-item>
      </text:list>
      <text:p text:style-name="P1"/>
      <text:p text:style-name="P1"/>
      <text:list xml:id="list152239436175104" text:continue-numbering="true" text:style-name="L2">
        <text:list-item>
          <text:p text:style-name="P4">Which car(s) travels with a constant acceleration?</text:p>
        </text:list-item>
      </text:list>
      <text:p text:style-name="P1"/>
      <text:p text:style-name="P1"/>
      <text:list xml:id="list152240144033073" text:continue-numbering="true" text:style-name="L2">
        <text:list-item>
          <text:p text:style-name="P4">What is the acceleration of each of the cars at t=4 seconds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10-03T15:22:38.923159958" text:date-adjust="PT24H00M00S">10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1M53S</meta:editing-duration>
    <meta:editing-cycles>6</meta:editing-cycles>
    <meta:generator>LibreOffice/4.3.7.2$Linux_X86_64 LibreOffice_project/430$Build-2</meta:generator>
    <dc:date>2016-10-03T15:22:38.829039926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